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ext_20_body" style:list-style-name="L7">
      <style:paragraph-properties fo:margin-top="0cm" fo:margin-bottom="0cm" loext:contextual-spacing="false"/>
    </style:style>
    <style:style style:name="P8" style:family="paragraph" style:parent-style-name="Text_20_body" style:list-style-name="L9">
      <style:paragraph-properties fo:margin-top="0cm" fo:margin-bottom="0cm" loext:contextual-spacing="false"/>
    </style:style>
    <style:style style:name="P9" style:family="paragraph" style:parent-style-name="Text_20_body" style:list-style-name="L11">
      <style:paragraph-properties fo:margin-top="0cm" fo:margin-bottom="0cm" loext:contextual-spacing="false"/>
    </style:style>
    <style:style style:name="P10" style:family="paragraph" style:parent-style-name="Text_20_body" style:list-style-name="L13">
      <style:paragraph-properties fo:margin-top="0cm" fo:margin-bottom="0cm" loext:contextual-spacing="false"/>
    </style:style>
    <style:style style:name="P11" style:family="paragraph" style:parent-style-name="Text_20_body" style:list-style-name="L15">
      <style:paragraph-properties fo:margin-top="0cm" fo:margin-bottom="0cm" loext:contextual-spacing="false"/>
    </style:style>
    <style:style style:name="P12" style:family="paragraph" style:parent-style-name="Text_20_body" style:list-style-name="L17">
      <style:paragraph-properties fo:margin-top="0cm" fo:margin-bottom="0cm" loext:contextual-spacing="false"/>
    </style:style>
    <style:style style:name="P13" style:family="paragraph" style:parent-style-name="Text_20_body" style:list-style-name="L18">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ous venez de décrocher un contrat avec Jean Forteroche, acteur et écrivain. Il travaille actuellement sur son prochain roman, "Billet simple pour l'Alaska". Il souhaite innover et le publier par épisode en ligne sur son propre site.</text:p>
      <text:p text:style-name="Text_20_body">Seul problème : Jean n'aime pas WordPress et souhaite avoir son propre outil de blog, offrant des fonctionnalités plus simples. Vous allez donc devoir développer un moteur de blog en PHP et MySQL.</text:p>
      <text:p text:style-name="Text_20_body">Vous développerez une application de blog simple en PHP et avec une base de données MySQL. Elle doit fournir une interface frontend (lecture des billets) et une interface backend (administration des billets pour l'écriture). On doit y retrouver tous les éléments d'un CRUD :</text:p>
      <text:list xml:id="list3208246874" text:style-name="L1">
        <text:list-item>
          <text:p text:style-name="P4">Create : création de billets </text:p>
        </text:list-item>
        <text:list-item>
          <text:p text:style-name="P4">Read : lecture de billets </text:p>
        </text:list-item>
        <text:list-item>
          <text:p text:style-name="P4">Update : mise à jour de billets </text:p>
        </text:list-item>
        <text:list-item>
          <text:p text:style-name="P1">Delete : suppression de billets </text:p>
        </text:list-item>
      </text:list>
      <text:p text:style-name="Text_20_body">Chaque billet doit permettre l'ajout de commentaires, qui pourront être modérés dans l'interface d'administration au besoin.<text:line-break/>Les lecteurs doivent pouvoir "signaler" les commentaires pour que ceux-ci remontent plus facilement dans l'interface d'administration pour être modérés.</text:p>
      <text:p text:style-name="Text_20_body">L'interface d'administration sera protégée par mot de passe. La rédaction de billets se fera dans une interface WYSIWYG basée sur TinyMCE, pour que Jean n'ait pas besoin de rédiger son histoire en HTML (on comprend qu'il n'ait pas très envie !).</text:p>
      <text:p text:style-name="Text_20_body">Vous développerez en PHP sans utiliser de framework pour vous familiariser avec les concepts de base de la programmation. Le code sera construit sur une architecture MVC. Vous développerez autant que possible en orienté objet (au minimum, le modèle doit être construit sous forme d'objet).</text:p>
      <text:h text:style-name="Heading_20_4" text:outline-level="4">Ressources complémentaires</text:h>
      <text:p text:style-name="Text_20_body">En plus des cours du parcours, vous pouvez consulter les ressources suivantes pour vous aider :</text:p>
      <text:list xml:id="list1383564703" text:style-name="L2">
        <text:list-item>
          <text:p text:style-name="P2"><text:a xlink:type="simple" xlink:href="https://openclassrooms.com/courses/administrez-vos-bases-de-donnees-avec-mysql/fonctions-d-agregation" text:style-name="Internet_20_link" text:visited-style-name="Visited_20_Internet_20_Link">Chapitre "Fonctions d'aggrégation" du cours MySQL</text:a> </text:p>
        </text:list-item>
      </text:list>
      <text:h text:style-name="Heading_20_4" text:outline-level="4">Fichiers à fournir</text:h>
      <text:list xml:id="list1328695092" text:style-name="L3">
        <text:list-item>
          <text:p text:style-name="P5"><text:span text:style-name="Strong_20_Emphasis">Code</text:span> HTML, CSS, PHP et JavaScript </text:p>
        </text:list-item>
        <text:list-item>
          <text:p text:style-name="P5"><text:span text:style-name="Strong_20_Emphasis">Export</text:span> de la base de données MySQL </text:p>
        </text:list-item>
        <text:list-item>
          <text:p text:style-name="P3"><text:span text:style-name="Strong_20_Emphasis">Lien</text:span> vers la page GitHub contenant l'historique des commits<text:line-break/><text:span text:style-name="Emphasis">(votre historique de commits doit montrer une progression régulière par petites étapes)</text:span> </text:p>
        </text:list-item>
      </text:list>
      <text:p text:style-name="Text_20_body">Pour faciliter votre passage au jury, déposez sur la plateforme, dans un dossier nommé “<text:span text:style-name="Emphasis">P4_nom_prenom</text:span>”, tous les livrables du projet. Chaque livrable doit être nommé avec le numéro du projet et selon l'ordre dans lequel il apparaît, par exemple <text:span text:style-name="Emphasis">“P4_01_code”</text:span>, <text:span text:style-name="Emphasis">“P4_02_export”</text:span>, et ainsi de suite.</text:p>
      <text:h text:style-name="Heading_20_4" text:outline-level="4">Soutenance</text:h>
      <text:p text:style-name="Text_20_body">Votre soutenance se déroulera avec votre <text:span text:style-name="Strong_20_Emphasis">évaluateur</text:span> Pour cette soutenance, vous vous positionnerez comme un développeur présentant pendant 25 minutes son travail à son collègue plus <text:soft-page-break/>senior dans l’agence web afin de vérifier que le projet peut être présenté tel quel à Jean Forteroche. Cette étape sera suivie de 5 minutes de questions/réponses.</text:p>
      <text:h text:style-name="Heading_20_3" text:outline-level="3">Compétences évaluées</text:h>
      <text:list xml:id="list4097525437" text:style-name="L5">
        <text:list-item>
          <text:p text:style-name="P6">Récupérer la saisie d’un formulaire utilisateur en langage PHP</text:p>
        </text:list-item>
      </text:list>
      <text:list xml:id="list2736192772" text:style-name="L7">
        <text:list-item>
          <text:p text:style-name="P7">Créer un site Internet, de sa conception à sa livraison</text:p>
        </text:list-item>
      </text:list>
      <text:list xml:id="list646993771" text:style-name="L9">
        <text:list-item>
          <text:p text:style-name="P8">Analyser les données utilisées par le site ou l’application</text:p>
        </text:list-item>
      </text:list>
      <text:list xml:id="list2872333341" text:style-name="L11">
        <text:list-item>
          <text:p text:style-name="P9">Construire une base de données</text:p>
        </text:list-item>
      </text:list>
      <text:list xml:id="list4262515907" text:style-name="L13">
        <text:list-item>
          <text:p text:style-name="P10">Organiser le code en langage PHP</text:p>
        </text:list-item>
      </text:list>
      <text:list xml:id="list1827855619" text:style-name="L15">
        <text:list-item>
          <text:p text:style-name="P11">Insérer ou modifier les données d’une base</text:p>
        </text:list-item>
      </text:list>
      <text:list xml:id="list123498721" text:style-name="L17">
        <text:list-item>
          <text:p text:style-name="P12">Soutenir et argumenter ses propositions</text:p>
        </text:list-item>
      </text:list>
      <text:list xml:id="list3413839665" text:style-name="L18">
        <text:list-item>
          <text:p text:style-name="P13">Récupérer les données d’une ba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2:43:54.357000000</meta:creation-date>
    <dc:date>2020-05-03T13:02:33.262000000</dc:date>
    <meta:editing-duration>PT8M28S</meta:editing-duration>
    <meta:editing-cycles>1</meta:editing-cycles>
    <meta:document-statistic meta:table-count="0" meta:image-count="0" meta:object-count="0" meta:page-count="2" meta:paragraph-count="29" meta:word-count="491" meta:character-count="3076" meta:non-whitespace-character-count="2622"/>
    <meta:generator>LibreOffice/6.0.7.3$Windows_X86_64 LibreOffice_project/dc89aa7a9eabfd848af146d5086077aeed2ae4a5</meta:generator>
  </office:meta>
</office:document-meta>
</file>